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p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/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 office:value-type="string">
            <text:p>Bridge and fuel</text:p>
          </table:table-cell>
        </table:table-row>
        <table:table-row table:style-name="ro1">
          <table:table-cell table:style-name="ce2" office:value-type="float" office:value="2021">
            <text:p>2021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2">
            <text:p>2022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3">
            <text:p>2023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4">
            <text:p>2024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5">
            <text:p>2025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6">
            <text:p>2026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2" office:value-type="float" office:value="2027">
            <text:p>2027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3" office:value-type="float" office:value="2028">
            <text:p>2028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table:style-name="ce4" office:value-type="float" office:value="2050">
            <text:p>2050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ff</text:p>
          </table:table-cell>
          <table:table-cell office:value-type="string">
            <text:p>... no this is.</text:p>
          </table:table-cell>
        </table:table-row>
        <table:table-row table:style-name="ro1">
          <table:table-cell table:style-name="ce1" office:value-type="float" office:value="2051">
            <text:p>2051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ff</text:p>
          </table:table-cell>
          <table:table-cell office:value-type="string">
            <text:p>... no this!</text:p>
          </table:table-cell>
        </table:table-row>
        <table:table-row table:style-name="ro1">
          <table:table-cell table:style-name="ce1" office:value-type="float" office:value="2052">
            <text:p>2052</text:p>
          </table:table-cell>
          <table:table-cell/>
          <table:table-cell office:value-type="string">
            <text:p>Tank 2.5 L</text:p>
          </table:table-cell>
          <table:table-cell/>
          <table:table-cell table:formula="of:=51*1.25" office:value-type="float" office:value="63.75">
            <text:p>63.7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3">
            <text:p>2053</text:p>
          </table:table-cell>
          <table:table-cell/>
          <table:table-cell office:value-type="string">
            <text:p>Insulation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4">
            <text:p>2054</text:p>
          </table:table-cell>
          <table:table-cell/>
          <table:table-cell office:value-type="string">
            <text:p>rubber gaskets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5">
            <text:p>2055</text:p>
          </table:table-cell>
          <table:table-cell/>
          <table:table-cell office:value-type="string">
            <text:p>HN safety glasses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2029">
            <text:p>2029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table:style-name="ce3" office:value-type="float" office:value="2030">
            <text:p>2030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table:style-name="ce3" office:value-type="float" office:value="2031">
            <text:p>2031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table:style-name="ce3" office:value-type="float" office:value="2032">
            <text:p>2032</text:p>
          </table:table-cell>
          <table:table-cell/>
          <table:table-cell office:value-type="string">
            <text:p>MayTec – profiles</text:p>
          </table:table-cell>
          <table:table-cell/>
          <table:table-cell office:value-type="float" office:value="3353">
            <text:p>335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3">
            <text:p>2033</text:p>
          </table:table-cell>
          <table:table-cell/>
          <table:table-cell office:value-type="string">
            <text:p>MayTec – connectors</text:p>
          </table:table-cell>
          <table:table-cell/>
          <table:table-cell office:value-type="float" office:value="1121">
            <text:p>1121</text:p>
          </table:table-cell>
          <table:table-cell office:value-type="string">
            <text:p>ff</text:p>
          </table:table-cell>
          <table:table-cell office:value-type="string">
            <text:p>http://www.maytec.org/mainframe_e.htm</text:p>
          </table:table-cell>
        </table:table-row>
        <table:table-row table:style-name="ro1">
          <table:table-cell table:style-name="ce3" office:value-type="float" office:value="2034">
            <text:p>2034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 office:value-type="string">
            <text:p>ff</text:p>
          </table:table-cell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table:number-columns-repeated="2"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float" office:value="2035">
            <text:p>2035</text:p>
          </table:table-cell>
          <table:table-cell office:value-type="string">
            <text:p>OSB møbel</text:p>
          </table:table-cell>
          <table:table-cell office:value-type="string">
            <text:p>5x OSB + 4x Reglar + Skruer</text:p>
          </table:table-cell>
          <table:table-cell/>
          <table:table-cell table:formula="of:=16.68*4+149*4 + 1.25*55.6" office:value-type="float" office:value="732.22">
            <text:p>732.22</text:p>
          </table:table-cell>
          <table:table-cell office:value-type="string">
            <text:p>ff</text:p>
          </table:table-cell>
          <table:table-cell office:value-type="string">
            <text:p>Scanned copy of invoic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float" office:value="2036">
            <text:p>2036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7">
            <text:p>2037</text:p>
          </table:table-cell>
          <table:table-cell/>
          <table:table-cell office:value-type="string">
            <text:p>Misc tools (HN 2011.11.08)</text:p>
          </table:table-cell>
          <table:table-cell/>
          <table:table-cell table:formula="of:=804.5-1.25*71.6" office:value-type="float" office:value="715">
            <text:p>71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8">
            <text:p>2038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table:style-name="ce3" office:value-type="float" office:value="2039">
            <text:p>2039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table:style-name="ce3" office:value-type="float" office:value="2040">
            <text:p>2040</text:p>
          </table:table-cell>
          <table:table-cell/>
          <table:table-cell office:value-type="string">
            <text:p>More tools (BH 12/11)</text:p>
          </table:table-cell>
          <table:table-cell/>
          <table:table-cell table:formula="of:=199+20+30" office:value-type="float" office:value="249">
            <text:p>249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3" office:value-type="float" office:value="2041">
            <text:p>2041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2" office:value-type="float" office:value="2042">
            <text:p>2042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3" office:value-type="float" office:value="2043">
            <text:p>2043</text:p>
          </table:table-cell>
          <table:table-cell/>
          <table:table-cell office:value-type="string">
            <text:p>40x 100 MOhm resistors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44">
            <text:p>2044</text:p>
          </table:table-cell>
          <table:table-cell/>
          <table:table-cell office:value-type="string">
            <text:p>iTead PCB v 1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LFA main board parts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6">
            <text:p>2056</text:p>
          </table:table-cell>
          <table:table-cell/>
          <table:table-cell office:value-type="string">
            <text:p>ELFA wires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7">
            <text:p>2057</text:p>
          </table:table-cell>
          <table:table-cell/>
          <table:table-cell office:value-type="string">
            <text:p>ELFA NTC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user via Asbjørn (ARM)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Total</text:p>
          </table:table-cell>
          <table:table-cell table:formula="of:=SUM([.D2:.D52])" office:value-type="float" office:value="2426.25">
            <text:p>2426.25</text:p>
          </table:table-cell>
          <table:table-cell table:formula="of:=SUM([.E2:.E52])" office:value-type="float" office:value="20738.97">
            <text:p>20738.97</text:p>
          </table:table-cell>
          <table:table-cell table:style-name="ce1" table:formula="of:=[.D53]+[.E53]" office:value-type="float" office:value="23165.22">
            <text:p>23165.22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inansing needed afte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ponsored</text:p>
          </table:table-cell>
          <table:table-cell office:value-type="string">
            <text:p>Externally</text:p>
          </table:table-cell>
          <table:table-cell/>
          <table:table-cell table:formula="of:=[Sponsors.C4]" office:value-type="float" office:value="19000">
            <text:p>19000</text:p>
          </table:table-cell>
          <table:table-cell table:formula="of:=[.F53]-[.F55]" office:value-type="float" office:value="4165.22">
            <text:p>4165.22</text:p>
          </table:table-cell>
        </table:table-row>
        <table:table-row table:style-name="ro1">
          <table:table-cell table:number-columns-repeated="3"/>
          <table:table-cell office:value-type="string">
            <text:p>Internally</text:p>
          </table:table-cell>
          <table:table-cell/>
          <table:table-cell table:formula="of:=[Sponsors.C15]" office:value-type="float" office:value="7767">
            <text:p>77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formula="of:=[Sponsors.C17]" office:value-type="float" office:value="26767">
            <text:p>26767</text:p>
          </table:table-cell>
          <table:table-cell table:formula="of:=[.F53]-[.F57]" office:value-type="float" office:value="-3601.78">
            <text:p>-3601.78</text:p>
          </table:table-cell>
        </table:table-row>
      </table:table>
      <table:table table:name="Sponsors" table:style-name="ta1">
        <table:table-column table:style-name="co6" table:number-columns-repeated="3" table:default-cell-style-name="ce6"/>
        <table:table-column table:style-name="co6" table:default-cell-style-name="Default"/>
        <table:table-row table:style-name="ro1">
          <table:table-cell table:style-name="ce5" office:value-type="string">
            <text:p>Sponsor</text:p>
          </table:table-cell>
          <table:table-cell table:style-name="ce5" office:value-type="string">
            <text:p>Amount</text:p>
          </table:table-cell>
          <table:table-cell table:style-name="ce5"/>
          <table:table-cell/>
        </table:table-row>
        <table:table-row table:style-name="ro1">
          <table:table-cell office:value-type="string">
            <text:p>Stibo A/S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string">
            <text:p>IHA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 External:</text:p>
          </table:table-cell>
          <table:table-cell table:style-name="Default"/>
          <table:table-cell table:formula="of:=SUM([.B2:.B3])" office:value-type="float" office:value="19000">
            <text:p>19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Flemming Frandsen</text:p>
          </table:table-cell>
          <table:table-cell office:value-type="float" office:value="2567">
            <text:p>2567</text:p>
          </table:table-cell>
          <table:table-cell/>
          <table:table-cell table:formula="of:=[.B6]" office:value-type="float" office:value="2567">
            <text:p>2567</text:p>
          </table:table-cell>
        </table:table-row>
        <table:table-row table:style-name="ro1">
          <table:table-cell office:value-type="string">
            <text:p>Christian Perti</text:p>
          </table:table-cell>
          <table:table-cell office:value-type="float" office:value="2000">
            <text:p>2000</text:p>
          </table:table-cell>
          <table:table-cell/>
          <table:table-cell table:formula="of:=[.B7]" office:value-type="float" office:value="2000">
            <text:p>2000</text:p>
          </table:table-cell>
        </table:table-row>
        <table:table-row table:style-name="ro2">
          <table:table-cell office:value-type="string">
            <text:p>Asbjørn Tølbøl Brask</text:p>
          </table:table-cell>
          <table:table-cell office:value-type="float" office:value="500">
            <text:p>500</text:p>
          </table:table-cell>
          <table:table-cell/>
          <table:table-cell table:formula="of:=[.B8]" office:value-type="float" office:value="500">
            <text:p>500</text:p>
          </table:table-cell>
        </table:table-row>
        <table:table-row table:style-name="ro2">
          <table:table-cell office:value-type="string">
            <text:p>Kasper Jensen</text:p>
          </table:table-cell>
          <table:table-cell office:value-type="float" office:value="500">
            <text:p>500</text:p>
          </table:table-cell>
          <table:table-cell/>
          <table:table-cell table:formula="of:=[.B9]" office:value-type="float" office:value="500">
            <text:p>500</text:p>
          </table:table-cell>
        </table:table-row>
        <table:table-row table:style-name="ro2">
          <table:table-cell office:value-type="string">
            <text:p>Rune B. Broberg</text:p>
          </table:table-cell>
          <table:table-cell office:value-type="float" office:value="500">
            <text:p>500</text:p>
          </table:table-cell>
          <table:table-cell/>
          <table:table-cell table:formula="of:=[.B10]" office:value-type="float" office:value="500">
            <text:p>500</text:p>
          </table:table-cell>
        </table:table-row>
        <table:table-row table:style-name="ro2">
          <table:table-cell office:value-type="string">
            <text:p>Knud Jørgensen</text:p>
          </table:table-cell>
          <table:table-cell office:value-type="float" office:value="500">
            <text:p>500</text:p>
          </table:table-cell>
          <table:table-cell/>
          <table:table-cell table:formula="of:=[.B11]" office:value-type="float" office:value="500">
            <text:p>500</text:p>
          </table:table-cell>
        </table:table-row>
        <table:table-row table:style-name="ro1">
          <table:table-cell office:value-type="string">
            <text:p>Duo-Design</text:p>
          </table:table-cell>
          <table:table-cell office:value-type="float" office:value="500">
            <text:p>500</text:p>
          </table:table-cell>
          <table:table-cell/>
          <table:table-cell table:formula="of:=[.B12]" office:value-type="float" office:value="500">
            <text:p>500</text:p>
          </table:table-cell>
        </table:table-row>
        <table:table-row table:style-name="ro2">
          <table:table-cell office:value-type="string">
            <text:p>Torben Lund Jensen</text:p>
          </table:table-cell>
          <table:table-cell office:value-type="float" office:value="500">
            <text:p>500</text:p>
          </table:table-cell>
          <table:table-cell table:style-name="Default"/>
          <table:table-cell table:formula="of:=[.B13]" office:value-type="float" office:value="500">
            <text:p>500</text:p>
          </table:table-cell>
        </table:table-row>
        <table:table-row table:style-name="ro3">
          <table:table-cell office:value-type="string">
            <text:p>Kristian Møller Bodeholt</text:p>
          </table:table-cell>
          <table:table-cell office:value-type="float" office:value="200">
            <text:p>200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>
            <text:p>TOTAL Internal</text:p>
          </table:table-cell>
          <table:table-cell table:style-name="Default"/>
          <table:table-cell table:style-name="Default" table:formula="of:=SUM([.B6:.B14])" office:value-type="float" office:value="7767">
            <text:p>7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OTAL sponsored</text:p>
          </table:table-cell>
          <table:table-cell table:style-name="Default"/>
          <table:table-cell table:style-name="Default" table:formula="of:=[.C4]+[.C15]" office:value-type="float" office:value="26767">
            <text:p>26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ash sponsored – 4k LASER</text:p>
          </table:table-cell>
          <table:table-cell table:style-name="Default" table:number-columns-repeated="2"/>
          <table:table-cell table:formula="of:=SUM([.D6:.D13])-4000" office:value-type="float" office:value="3567">
            <text:p>3567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12/28/2011</text:date>, <text:time>16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2-28T16:17:30</dc:date>
    <meta:editing-duration>PT13H29M21S</meta:editing-duration>
    <meta:editing-cycles>22</meta:editing-cycles>
    <meta:generator>LibreOffice/3.4$Unix LibreOffice_project/340m1$Build-302</meta:generator>
    <meta:document-statistic meta:table-count="3" meta:cell-count="219" meta:object-count="0"/>
  </office:meta>
</office:document-meta>
</file>